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ServletRequestParameterException.MissingServletRequestParameterException( String parameterName , String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ServletRequestParameterException.MissingServletRequestParameterException( String parameterName , String parameterType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ServletRequestParameter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ServletRequestParameterException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ServletRequestParameterException.get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